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Light" svg:font-family="'Ubuntu Light'"/>
    <style:font-face style:name="Ubuntu Medium" svg:font-family="'Ubuntu Medium'"/>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406fe" officeooo:paragraph-rsid="000406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Evolving Planet is an iOS/Android unique mix of strategy and science where you take command of an archaeological expedition organized in 2238. Your aim is to know what happened to the Lovans, an alien species that became extinct for unknown reasons.</text:p>
      <text:p text:style-name="P1"/>
      <text:p text:style-name="P1">To reveal the fate of the Lovans you will need to guide a group of bots replicating the history of the Lovans. Develop their technology, make them experts on warfare or promote their cultural influence; the innovative gameplay allows you to solve each challenge with different solutions. The 20 missions are linked through an illustrated story that will reveal the past of Lovans, and also their fu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Light" svg:font-family="'Ubuntu Light'"/>
    <style:font-face style:name="Ubuntu Medium" svg:font-family="'Ubuntu Medium'"/>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edium" fo:font-family="'Ubuntu Medium'"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108" meta:character-count="654" meta:non-whitespace-character-count="548"/>
    <meta:generator>LibreOffice/4.2.8.2$Linux_X86_64 LibreOffice_project/420m0$Build-2</meta:generator>
  </office:meta>
</office:document-meta>
</file>